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fo:font-weight="bold" officeooo:rsid="00187a97" officeooo:paragraph-rsid="00187a97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87a97" officeooo:paragraph-rsid="001951e7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a3677" officeooo:paragraph-rsid="001a3677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paragraph-rsid="001a3677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a72ce" officeooo:paragraph-rsid="001a72ce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ff3838" loext:opacity="100%" fo:font-size="18pt" fo:font-weight="bold" officeooo:rsid="00187a97" officeooo:paragraph-rsid="00187a97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ff3838" loext:opacity="100%" fo:font-size="20pt" fo:font-weight="bold" officeooo:rsid="00187a97" officeooo:paragraph-rsid="00187a97" style:font-size-asian="20pt" style:font-weight-asian="bold" style:font-size-complex="20pt" style:font-weight-complex="bold"/>
    </style:style>
    <style:style style:name="T1" style:family="text">
      <style:text-properties officeooo:rsid="00187a97"/>
    </style:style>
    <style:style style:name="T2" style:family="text">
      <style:text-properties officeooo:rsid="001951e7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951e7"/>
    </style:style>
    <style:style style:name="T5" style:family="text">
      <style:text-properties style:text-position="0% 100%"/>
    </style:style>
    <style:style style:name="T6" style:family="text">
      <style:text-properties officeooo:rsid="001a3677"/>
    </style:style>
    <style:style style:name="T7" style:family="text">
      <style:text-properties officeooo:rsid="001a72ce"/>
    </style:style>
    <style:style style:name="T8" style:family="text">
      <style:text-properties fo:font-size="18pt" style:font-size-asian="15.75pt" style:font-size-complex="18pt"/>
    </style:style>
    <style:style style:name="T9" style:family="text">
      <style:text-properties fo:font-size="18pt" officeooo:rsid="001a3677" style:font-size-asian="15.75pt" style:font-size-complex="18pt"/>
    </style:style>
    <style:style style:name="T10" style:family="text">
      <style:text-properties fo:font-size="18pt" officeooo:rsid="001a72ce" style:font-size-asian="15.75pt" style:font-size-complex="18pt"/>
    </style:style>
    <style:style style:name="T11" style:family="text">
      <style:text-properties fo:font-size="22pt" officeooo:rsid="00187a97" style:font-size-asian="22pt" style:font-size-complex="22pt"/>
    </style:style>
    <style:style style:name="T12" style:family="text">
      <style:text-properties fo:font-size="22pt" fo:font-weight="bold" officeooo:rsid="00187a97" style:font-size-asian="22pt" style:font-weight-asian="bold" style:font-size-complex="22pt" style:font-weight-complex="bold"/>
    </style:style>
    <style:style style:name="T13" style:family="text">
      <style:text-properties fo:font-size="22pt" style:text-underline-style="solid" style:text-underline-width="auto" style:text-underline-color="font-color" fo:font-weight="bold" officeooo:rsid="00187a97" style:font-size-asian="22pt" style:font-weight-asian="bold" style:font-size-complex="22pt" style:font-weight-complex="bold"/>
    </style:style>
    <style:style style:name="T14" style:family="text">
      <style:text-properties fo:color="#f10d0c" loext:opacity="100%" fo:font-size="22pt" style:text-underline-style="solid" style:text-underline-width="auto" style:text-underline-color="font-color" fo:font-weight="bold" officeooo:rsid="00187a97" style:font-size-asian="22pt" style:font-weight-asian="bold" style:font-size-complex="22pt" style:font-weight-complex="bold"/>
    </style:style>
    <style:style style:name="T15" style:family="text">
      <style:text-properties fo:color="#355269" loext:opacity="100%" fo:font-size="22pt" style:text-underline-style="solid" style:text-underline-width="auto" style:text-underline-color="font-color" fo:font-weight="bold" officeooo:rsid="00187a97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5">SQL Assigment 2</text:span></text:p>
      <text:p text:style-name="P1"><text:span text:style-name="T15"/></text:p>
      <text:p text:style-name="P8">Introducting Relational Databases.</text:p>
      <text:p text:style-name="P7"/>
      <text:p text:style-name="P2">1)which field of the Customers tables is the primary key?</text:p>
      <text:p text:style-name="P3"><text:s/><text:span text:style-name="T2">Ans: Snum is primary key in customer tables.</text:span></text:p>
      <text:p text:style-name="P3"/>
      <text:p text:style-name="P3"><text:span text:style-name="T2">2)What is the 4</text:span><text:span text:style-name="T4">th</text:span><text:span text:style-name="T2"> column of customer</text:span><text:span text:style-name="T6">s tables?</text:span></text:p>
      <text:p text:style-name="P4">Ans:Rating is 4<text:span text:style-name="T3">th</text:span> column in cudtomers tables.</text:p>
      <text:p text:style-name="P4"/>
      <text:p text:style-name="P4">3)What is another word for row? For column?</text:p>
      <text:p text:style-name="P5"><text:span text:style-name="T6">Ans:Tuple &amp;Enti</text:span><text:span text:style-name="T7">t</text:span><text:span text:style-name="T6">y </text:span><text:span text:style-name="T7">is another name for row</text:span></text:p>
      <text:p text:style-name="P5"><text:span text:style-name="T7"><text:s text:c="8"/>Attribute is another name for column</text:span></text:p>
      <text:p text:style-name="P5"/>
      <text:p text:style-name="P6">4)Why isn’t it possible to see the first five rows of a tables?</text:p>
      <text:p text:style-name="P6">Ans:Row inside a table are not sorted sequential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25:17.996614758</meta:creation-date>
    <dc:date>2023-09-10T17:05:50.563545991</dc:date>
    <meta:editing-duration>PT10M2S</meta:editing-duration>
    <meta:editing-cycles>1</meta:editing-cycles>
    <meta:document-statistic meta:table-count="0" meta:image-count="0" meta:object-count="0" meta:page-count="1" meta:paragraph-count="11" meta:word-count="81" meta:character-count="488" meta:non-whitespace-character-count="404"/>
    <meta:generator>LibreOffice/7.3.7.2$Linux_X86_64 LibreOffice_project/30$Build-2</meta:generator>
  </office:meta>
</office:document-meta>
</file>